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of WikiLink character style</text:h>
      <text:p text:style-name="Text_20_body">This <text:span text:style-name="WikiLink">link [http://wikipedia.org]</text:span> points to Wikipedia through an absolute (external) link after exporting to Mediawiki format.</text:p>
      <text:p text:style-name="Text_20_body">The following link points to a wiki page named „OpenOffice.org“ (<text:span text:style-name="WikiLink">OpenOffice.org</text:span>) that is local to the wiki in which the translation result is being deplo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8-09-20T17:53:36</meta:creation-date>
    <dc:creator>Bernhard Haumacher</dc:creator>
    <dc:date>2008-09-20T20:28:21</dc:date>
    <dc:language>de-DE</dc:language>
    <meta:editing-cycles>6</meta:editing-cycles>
    <meta:editing-duration>PT2H34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7" meta:character-count="314"/>
  </office:meta>
</office:document-meta>
</file>